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DrivenNamespaceTests.jmsListenerIsRepea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DrivenNamespaceTests.custom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JmsListenerConfigurer.setMessageListener( MessageListener messa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DrivenNamespaceTests.jmsHandlerMethodFactory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JmsListenerConfigurer.configureJmsListeners( JmsListenerEndpointRegistrar registr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DrivenNamespaceTests.jms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DrivenNamespaceTests.explicitContain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DrivenNamespaceTests.defaultContain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DrivenNamespaceTests.full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DrivenNamespaceTests.fullConfigurabl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DrivenNamespaceTests.sampl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